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NoWait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NoWait.getRemo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NoWait.fixCache( IRemoteCacheServi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NoWa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Matching( String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moteCacheNoWait.RemoteCacheNoWait( IRemoteCacheClient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NoWait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NoWait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update( ICache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.getCacheEven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Statistic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emoteCacheNoWait.getMultiple( Set key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moteCacheNoWait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setEventQ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CacheNoWai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moteCacheNoWait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